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0a7f" officeooo:paragraph-rsid="00020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0:55:34.669457603</meta:creation-date>
    <dc:date>2018-12-14T10:56:18.312130459</dc:date>
    <meta:editing-duration>PT45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2.7.2$Linux_X86_64 LibreOffice_project/20m0$Build-2</meta:generator>
  </office:meta>
</office:document-meta>
</file>